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mkvcx3sbe6un"/>Links for Further Learning</text:p>
      <text:list xml:id="list3595337767" text:style-name="WWNum2">
        <text:list-item>
          <text:p text:style-name="P1"><text:a xlink:type="simple" xlink:href="https://www.geeksforgeeks.org/how-does-a-computer-render-3d-objects-on-2d-screen/" text:style-name="ListLabel_20_37" text:visited-style-name="ListLabel_20_37"><text:span text:style-name="T1">https://www.geeksforgeeks.org/how-does-a-computer-render-3d-objects-on-2d-screen/</text:span></text:a></text:p>
        </text:list-item>
        <text:list-item>
          <text:p text:style-name="P1"><text:a xlink:type="simple" xlink:href="https://en.wikipedia.org/wiki/3D_projection" text:style-name="ListLabel_20_37" text:visited-style-name="ListLabel_20_37"><text:span text:style-name="T1">https://en.wikipedia.org/wiki/3D_projection</text:span></text:a></text:p>
        </text:list-item>
        <text:list-item>
          <text:p text:style-name="P1"><text:a xlink:type="simple" xlink:href="https://www.youtube.com/watch?v=U0_ONQQ5ZNM" text:style-name="ListLabel_20_37" text:visited-style-name="ListLabel_20_37"><text:span text:style-name="T1">https://www.youtube.com/watch?v=U0_ONQQ5ZNM</text:span></text:a></text:p>
        </text:list-item>
        <text:list-item>
          <text:p text:style-name="P1"><text:a xlink:type="simple" xlink:href="https://gamedev.stackexchange.com/questions/147024/why-are-3d-projections-on-a-2d-screen-not-like-what-the-human-eye-sees" text:style-name="ListLabel_20_37" text:visited-style-name="ListLabel_20_37"><text:span text:style-name="T1">https://gamedev.stackexchange.com/questions/147024/why-are-3d-projections-on-a-2d-screen-not-like-what-the-human-eye-sees</text:span></text:a></text:p>
        </text:list-item>
        <text:list-item>
          <text:p text:style-name="P1"><text:a xlink:type="simple" xlink:href="https://en.wikipedia.org/wiki/Triangle_mesh" text:style-name="ListLabel_20_37" text:visited-style-name="ListLabel_20_37"><text:span text:style-name="T1">https://en.wikipedia.org/wiki/Triangle_mesh</text:span></text:a> </text:p>
        </text:list-item>
      </text:list>
      <text:p text:style-name="Heading_20_1"><text:bookmark text:name="_2rk2561czryd"/>Product</text:p>
      <text:list xml:id="list769848052" text:style-name="WWNum3">
        <text:list-item>
          <text:p text:style-name="P2">Link to GitHub (source code is in the “examples/<text:a xlink:type="simple" xlink:href="https://github.com/ChocolateLoverRaj/embedded-graphics-web-simulator/tree/master/examples/rendering_3d_on_a_2d_screen" text:style-name="ListLabel_20_37" text:visited-style-name="ListLabel_20_37"><text:span text:style-name="T1">rendering_3d_on_a_2d_screen</text:span></text:a>” folder): <text:a xlink:type="simple" xlink:href="https://github.com/ChocolateLoverRaj/embedded-graphics-web-simulator?tab=readme-ov-file" text:style-name="ListLabel_20_37" text:visited-style-name="ListLabel_20_37"><text:span text:style-name="T1">https://github.com/ChocolateLoverRaj/embedded-graphics-web-simulator?tab=readme-ov-file</text:span></text:a>.</text:p>
        </text:list-item>
        <text:list-item>
          <text:p text:style-name="P2">Live web site: <text:a xlink:type="simple" xlink:href="https://3d-first-person-demo.netlify.app/" text:style-name="ListLabel_20_37" text:visited-style-name="ListLabel_20_37"><text:span text:style-name="T1">https://3d-first-person-demo.netlify.app/</text:span></text:a> </text:p>
        </text:list-item>
      </text:list>
      <text:p text:style-name="Heading_20_1"><text:bookmark text:name="_jt8rd1aszkti"/>Supplementary Materials I made</text:p>
      <text:list xml:id="list2433321596" text:style-name="WWNum4">
        <text:list-item>
          <text:p text:style-name="P3"><text:a xlink:type="simple" xlink:href="https://www.desmos.com/3d/l7wue0mfgn" text:style-name="ListLabel_20_37" text:visited-style-name="ListLabel_20_37"><text:span text:style-name="T1">A 3D Desmos I made showing how vertices of a cube are projected onto a rectangle and how it would look on a screen</text:span></text:a> </text:p>
        </text:list-item>
        <text:list-item>
          <text:p text:style-name="P3"><text:a xlink:type="simple" xlink:href="https://excalidraw.com/#json=0Q0--lZrjz0gnom3ct_8E,B_LvAC7jHiNHwNvrMAwIuA" text:style-name="ListLabel_20_37" text:visited-style-name="ListLabel_20_37"><text:span text:style-name="T1">My notes during my research</text:span></text:a></text:p>
        </text:list-item>
      </text:list>
      <text:p text:style-name="Heading_20_1"><text:bookmark text:name="_lw9llru37jo5"/>Things to research way beyond this project</text:p>
      <text:list xml:id="list1143593548" text:style-name="WWNum1">
        <text:list-item>
          <text:p text:style-name="P4">How GPUs significantly speed up rendering</text:p>
        </text:list-item>
        <text:list-item>
          <text:p text:style-name="P4">How ray tracing works</text:p>
        </text:list-item>
        <text:list-item>
          <text:p text:style-name="P4">How lighting works</text:p>
        </text:list-item>
        <text:list-item>
          <text:p text:style-name="P4">Optimizing code for 3D games</text:p>
        </text:list-item>
        <text:list-item>
          <text:p text:style-name="P4">How 3D textures are stored, loaded, and rendered</text:p>
        </text:list-item>
        <text:list-item>
          <text:p text:style-name="P4">How are spheres and other curved surfaces converted into triangles?</text:p>
        </text:list-item>
        <text:list-item>
          <text:p text:style-name="P4">What other related applications are which also include a LOT of mathematics, such as rendering movies?</text:p>
        </text:list-item>
        <text:list-item>
          <text:p text:style-name="P4">How curved screens change things, or how VR introduces new challenges to rendering.</text:p>
        </text:list-item>
        <text:list-item>
          <text:p text:style-name="P4">Learning linear algebra probably helps a TON for doing the math behind 3D rendering. I have not taken a linear algebra course but now I think it will be very useful to learn.</text:p>
        </text:list-item>
        <text:list-item>
          <text:p text:style-name="P4">How are 2D triangles drawn is pixels onto the screen?</text:p>
        </text:list-item>
      </text:list>
      <text:p text:style-name="Heading_20_1"><text:bookmark text:name="_ahuhfuqufdlt"/><text:a xlink:type="simple" xlink:href="https://docs.google.com/presentation/d/1VMCMj1iDt4DTlqG9bgneOljG6CCfT9cOweF0YdNKtDg/edit#slide=id.g31e1fb2365a_0_9" text:style-name="ListLabel_20_37" text:visited-style-name="ListLabel_20_37"><text:span text:style-name="T1">Link to presentation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Quicksand" svg:font-family="Quicksand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Quicksand1" svg:font-family="Quicksan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Quicksand" fo:font-size="11pt" fo:language="en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Quicksand" fo:font-size="11pt" fo:language="en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4" meta:word-count="195" meta:character-count="1484" meta:non-whitespace-character-count="1329"/>
    <meta:generator>LibreOfficeDev/6.0.5.2$Linux_X86_64 LibreOffice_project/</meta:generator>
  </office:meta>
</office:document-meta>
</file>